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text:span text:style-name="Strong_20_Emphasis">Introducción (versión desarrollada)</text:span></text:h>
      <text:p text:style-name="Text_20_body">Continuamos explorando la vida desde la perspectiva de un sistema inteligente, buscando en ella los elementos fundamentales que permiten su funcionamiento. En el capítulo anterior descubrimos dónde se encuentra la memoria de este sistema, y comprendimos que allí se almacena la información que sustenta todo proceso vital. Ahora, daremos un paso más: observaremos cómo esa información se transforma, cómo se mueve y se multiplica, para dar lugar al pensamiento mismo.</text:p>
      <text:p text:style-name="Text_20_body">Afirmamos que la vida es inteligencia. Pero no solo eso: sostenemos que la vida <text:span text:style-name="Strong_20_Emphasis">es toda la inteligencia que existe</text:span>. No hay pensamiento fuera de ella. Incluso los sistemas artificiales, las máquinas que fabricamos, no son más que imitaciones parciales de procesos que nacen en la vida misma. Y esas máquinas son creadas por nosotros, seres humanos que somos parte inseparable de la vida. En última instancia, <text:span text:style-name="Strong_20_Emphasis">inteligencia es vida, y vida es inteligencia</text:span>.</text:p>
      <text:p text:style-name="Text_20_body">Ahora bien, si decimos que la vida es inteligencia, debemos entender que la inteligencia no es algo estático, fijo o inmóvil. La inteligencia es <text:span text:style-name="Strong_20_Emphasis">un proceso dinámico</text:span>, un flujo continuo en el que la información cambia, se reordena y evoluciona a través del tiempo. Antes era una cosa, después es otra; antes se hallaba en un estado, luego en otro; y este cambio solo puede entenderse en la dimensión del tiempo.</text:p>
      <text:p text:style-name="Text_20_body">En este sentido, <text:span text:style-name="Strong_20_Emphasis">la transformación de la información es la esencia de la inteligencia</text:span>. No hay pensamiento sin cambio, no hay aprendizaje sin movimiento, no hay comprensión sin evolución de estados. Este principio es válido tanto para una mente humana como para una máquina lógica.</text:p>
      <text:p text:style-name="Text_20_body">En los computadores electrónicos, por ejemplo, esta transformación ocurre gracias a un dispositivo central que llamamos “procesador”. Es el núcleo encargado de ejecutar operaciones sobre la información y avanzar en la resolución de problemas.</text:p>
      <text:p text:style-name="Text_20_body">Pero surge una pregunta inevitable: si la vida es un sistema inteligente comparable —aunque infinitamente más sofisticado— a un sistema computacional, ¿cómo lleva a cabo la función de procesar la información? ¿Existe en la vida algo que cumpla un papel semejante al de un procesador?</text:p>
      <text:p text:style-name="Text_20_body">La respuesta no se encuentra en un órgano único, ni en un centro de control fijo, sino en un fenómeno que parece, a primera vista, puramente biológico: <text:span text:style-name="Strong_20_Emphasis">la reproducción</text:span>.</text:p>
      <text:p text:style-name="Text_20_body">En este capítulo, observaremos la reproducción desde un punto de vista poco habitual. No solo como el mecanismo que permite a los seres vivos perpetuar su especie, sino como el motor que hace posible la transformación de la información. Cada nuevo individuo no es únicamente una copia de su predecesor: es, al mismo tiempo, una variación, una versión distinta de un estado previo, un paso adicional en un cálculo que no se detiene jamás.</text:p>
      <text:p text:style-name="Text_20_body">No adelantaremos aún cómo este proceso se conecta con la máquina lógica que construiremos en los capítulos siguientes, pero sí dejaremos una idea en el aire: tal vez, detrás del simple acto de engendrar nuevas formas de vida, se esconde un propósito más profundo. Tal vez la vida, a través de la reproducción, no solo busca mantenerse, sino que está resolviendo algo.</text:p>
      <text:p text:style-name="Text_20_body"><text:soft-page-break/>Hablemos, entonces, de reproducción.</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09:07:00.474000000</meta:creation-date>
    <dc:date>2025-09-01T10:13:40.607000000</dc:date>
    <meta:editing-duration>PT5M32S</meta:editing-duration>
    <meta:editing-cycles>2</meta:editing-cycles>
    <meta:generator>LibreOffice/7.3.5.2$Windows_X86_64 LibreOffice_project/184fe81b8c8c30d8b5082578aee2fed2ea847c01</meta:generator>
    <meta:document-statistic meta:table-count="0" meta:image-count="0" meta:object-count="0" meta:page-count="2" meta:paragraph-count="11" meta:word-count="511" meta:character-count="3177" meta:non-whitespace-character-count="2677"/>
  </office:meta>
</office:document-meta>
</file>